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Helvetica" officeooo:rsid="005338c1" officeooo:paragraph-rsid="0053dd29"/>
    </style:style>
    <style:style style:name="P2" style:family="paragraph" style:parent-style-name="Standard">
      <style:paragraph-properties fo:line-height="200%"/>
      <style:text-properties style:font-name="Helvetica" officeooo:rsid="0044a981" officeooo:paragraph-rsid="0044a981"/>
    </style:style>
    <style:style style:name="P3" style:family="paragraph" style:parent-style-name="Standard">
      <style:paragraph-properties fo:line-height="200%"/>
      <style:text-properties style:font-name="Helvetica" officeooo:rsid="005789e4" officeooo:paragraph-rsid="005789e4"/>
    </style:style>
    <style:style style:name="P4" style:family="paragraph" style:parent-style-name="Standard">
      <style:paragraph-properties fo:line-height="200%"/>
      <style:text-properties style:font-name="Helvetica" officeooo:rsid="00581a80" officeooo:paragraph-rsid="00581a80"/>
    </style:style>
    <style:style style:name="T1" style:family="text">
      <style:text-properties fo:font-variant="normal" fo:text-transform="none" fo:color="#494c4e" fo:font-size="12pt" fo:letter-spacing="normal" fo:font-style="normal" fo:font-weight="normal"/>
    </style:style>
    <style:style style:name="T2" style:family="text">
      <style:text-properties fo:font-variant="normal" fo:text-transform="none" fo:color="#494c4e" fo:font-size="12pt" fo:letter-spacing="normal" fo:font-style="normal" fo:font-weight="normal" officeooo:rsid="001afc8d"/>
    </style:style>
    <style:style style:name="T3" style:family="text">
      <style:text-properties fo:font-variant="normal" fo:text-transform="none" fo:color="#494c4e" fo:font-size="12pt" fo:letter-spacing="normal" fo:font-style="normal" fo:font-weight="normal" officeooo:rsid="0050c823"/>
    </style:style>
    <style:style style:name="T4" style:family="text">
      <style:text-properties fo:font-variant="normal" fo:text-transform="none" fo:color="#494c4e" fo:font-size="12pt" fo:letter-spacing="normal" fo:font-style="normal" fo:font-weight="normal" officeooo:rsid="0052a468"/>
    </style:style>
    <style:style style:name="T5" style:family="text">
      <style:text-properties fo:font-variant="normal" fo:text-transform="none" fo:color="#494c4e" fo:font-size="12pt" fo:letter-spacing="normal" fo:font-style="normal" fo:font-weight="normal" officeooo:rsid="0053dd29"/>
    </style:style>
    <style:style style:name="T6" style:family="text">
      <style:text-properties fo:font-variant="normal" fo:text-transform="none" fo:color="#494c4e" fo:font-size="12pt" fo:letter-spacing="normal" fo:font-style="normal" fo:font-weight="normal" officeooo:rsid="0054015b"/>
    </style:style>
    <style:style style:name="T7" style:family="text">
      <style:text-properties fo:font-variant="normal" fo:text-transform="none" fo:color="#494c4e" fo:font-size="12pt" fo:letter-spacing="normal" fo:font-style="normal" fo:font-weight="normal" officeooo:rsid="0055482d"/>
    </style:style>
    <style:style style:name="T8" style:family="text">
      <style:text-properties fo:font-variant="normal" fo:text-transform="none" fo:color="#494c4e" fo:font-size="12pt" fo:letter-spacing="normal" fo:font-style="normal" fo:font-weight="normal" officeooo:rsid="00570d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W</text:span><text:span text:style-name="T1">eek </text:span><text:span text:style-name="T3">7</text:span></text:p>
      <text:p text:style-name="P3"><text:span text:style-name="T3">B</text:span><text:span text:style-name="T1">oyuan Li</text:span></text:p>
      <text:p text:style-name="P3"><text:span text:style-name="T1"/></text:p>
      <text:p text:style-name="P1"><text:span text:style-name="T4">T</text:span><text:span text:style-name="T1">he structure of RenderMan is basically identical to the modern rendering pipeline, and if I want to conform the rules of Renderman, I would create a </text:span><text:span text:style-name="T5">similar structure. Currently my ray tracer is straight forward and a little bit C-style, with hand coded shading models written in source code. To make it Renderman-like, the primary change would be setting up a standard file input format, which </text:span><text:span text:style-name="T6">contains information of </text:span><text:span text:style-name="T7">a</text:span><text:span text:style-name="T5"> “scene” with objects, transformations and material data in it. </text:span><text:span text:style-name="T8">The rendering process should be packed and exposed necessary parameters(shading model, shading parameters, gamma, etc.) to users for fine tuning. </text:span></text:p>
      <text:p text:style-name="P4"><text:span text:style-name="T5">I</text:span><text:span text:style-name="T1">t would be also helpful to take some formats from the existing RIB files or FBX file, which is widely used nowaday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1:08:12.029000000</meta:creation-date>
    <meta:generator>LibreOffice/6.1.3.2$Windows_X86_64 LibreOffice_project/86daf60bf00efa86ad547e59e09d6bb77c699acb</meta:generator>
    <dc:date>2020-03-02T14:52:59.112000000</dc:date>
    <meta:editing-duration>PT49M19S</meta:editing-duration>
    <meta:editing-cycles>57</meta:editing-cycles>
    <meta:document-statistic meta:table-count="0" meta:image-count="0" meta:object-count="0" meta:page-count="1" meta:paragraph-count="4" meta:word-count="125" meta:character-count="764" meta:non-whitespace-character-count="641"/>
  </office:meta>
</office:document-meta>
</file>